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3de" officeooo:paragraph-rsid="001ed3de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d3de" officeooo:paragraph-rsid="001ed3d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d3de" officeooo:paragraph-rsid="0022e45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d3de" officeooo:paragraph-rsid="0024cb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d3de" officeooo:paragraph-rsid="002602d4" style:font-weight-asian="bold" style:font-weight-complex="bold"/>
    </style:style>
    <style:style style:name="P6" style:family="paragraph" style:parent-style-name="Standard" style:list-style-name="L2">
      <loext:graphic-properties draw:fill="none"/>
      <style:paragraph-properties fo:text-align="start" style:justify-single-word="false">
        <style:tab-stops>
          <style:tab-stop style:position="-0.208cm"/>
        </style:tab-stops>
      </style:paragraph-properties>
      <style:text-properties fo:font-weight="bold" officeooo:rsid="0029252e" officeooo:paragraph-rsid="0029252e" style:font-weight-asian="bold" style:font-weight-complex="bold"/>
    </style:style>
    <style:style style:name="P7" style:family="paragraph" style:parent-style-name="Standard" style:list-style-name="L2">
      <loext:graphic-properties draw:fill="none"/>
      <style:paragraph-properties fo:text-align="start" style:justify-single-word="false">
        <style:tab-stops>
          <style:tab-stop style:position="-0.208cm"/>
        </style:tab-stops>
      </style:paragraph-properties>
      <style:text-properties fo:font-weight="bold" officeooo:rsid="002ab3bb" officeooo:paragraph-rsid="002ab3bb" style:font-weight-asian="bold" style:font-weight-complex="bold"/>
    </style:style>
    <style:style style:name="P8" style:family="paragraph" style:parent-style-name="Standard" style:list-style-name="L2">
      <loext:graphic-properties draw:fill="none"/>
      <style:paragraph-properties fo:text-align="start" style:justify-single-word="false">
        <style:tab-stops>
          <style:tab-stop style:position="-0.208cm"/>
        </style:tab-stops>
      </style:paragraph-properties>
      <style:text-properties fo:font-weight="bold" officeooo:rsid="002ab3bb" officeooo:paragraph-rsid="002b13d1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text-align="start" style:justify-single-word="false">
        <style:tab-stops>
          <style:tab-stop style:position="-0.208cm"/>
        </style:tab-stops>
      </style:paragraph-properties>
      <style:text-properties fo:font-weight="bold" officeooo:rsid="002d0d8d" officeooo:paragraph-rsid="002d0d8d" style:font-weight-asian="bold" style:font-weight-complex="bold"/>
    </style:style>
    <style:style style:name="P10" style:family="paragraph" style:parent-style-name="Standard" style:list-style-name="L2">
      <loext:graphic-properties draw:fill="none"/>
      <style:paragraph-properties fo:text-align="start" style:justify-single-word="false">
        <style:tab-stops>
          <style:tab-stop style:position="-0.208cm"/>
        </style:tab-stops>
      </style:paragraph-properties>
      <style:text-properties fo:font-weight="bold" officeooo:rsid="00303d60" officeooo:paragraph-rsid="00303d6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d3de" officeooo:paragraph-rsid="001ed3de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-0.6cm" style:auto-text-indent="false" style:page-number="auto"/>
      <style:text-properties fo:font-weight="normal" officeooo:rsid="001ed3de" officeooo:paragraph-rsid="001ed3de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-0.6cm" style:auto-text-indent="false" style:page-number="auto"/>
      <style:text-properties fo:font-weight="normal" officeooo:rsid="001ed3de" officeooo:paragraph-rsid="001ed3d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7cm" style:auto-text-indent="false" style:page-number="auto"/>
      <style:text-properties fo:font-weight="normal" officeooo:rsid="001ed3de" officeooo:paragraph-rsid="001ed3de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2cm" fo:margin-right="0cm" fo:text-align="start" style:justify-single-word="false" fo:text-indent="-0.7cm" style:auto-text-indent="false">
        <style:tab-stops/>
      </style:paragraph-properties>
      <style:text-properties fo:font-weight="normal" officeooo:rsid="001ed3de" officeooo:paragraph-rsid="001ed3de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7cm" style:auto-text-indent="false" style:page-number="auto">
        <style:tab-stops/>
      </style:paragraph-properties>
      <style:text-properties fo:font-weight="normal" officeooo:rsid="001ed3de" officeooo:paragraph-rsid="001ed3de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font-weight="bold" officeooo:rsid="00208552" officeooo:paragraph-rsid="00208552" style:font-weight-asian="bold" style:font-weight-complex="bold"/>
    </style:style>
    <style:style style:name="P18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801cm" style:auto-text-indent="false" style:page-number="auto"/>
      <style:text-properties fo:font-weight="normal" officeooo:rsid="00208552" officeooo:paragraph-rsid="00208552" style:font-weight-asian="normal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normal" officeooo:rsid="0022e454" officeooo:paragraph-rsid="0022e454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normal" officeooo:rsid="0022e454" officeooo:paragraph-rsid="0022e454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normal" officeooo:rsid="0023bf9d" officeooo:paragraph-rsid="0024cbd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normal" officeooo:rsid="0023bf9d" officeooo:paragraph-rsid="0024cbd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normal" officeooo:rsid="0023bf9d" officeooo:paragraph-rsid="0024cbdd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normal" officeooo:rsid="0023bf9d" officeooo:paragraph-rsid="0027f86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normal" officeooo:rsid="0023bf9d" officeooo:paragraph-rsid="002602d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normal" officeooo:rsid="001ed3de" officeooo:paragraph-rsid="002602d4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2e454" officeooo:paragraph-rsid="0022e454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3bf9d" officeooo:paragraph-rsid="0023bf9d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3bf9d" officeooo:paragraph-rsid="0024cbdd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bold" officeooo:rsid="0023bf9d" officeooo:paragraph-rsid="002602d4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bold" officeooo:rsid="0023bf9d" officeooo:paragraph-rsid="0029252e" style:font-weight-asian="bold" style:font-weight-complex="bold"/>
    </style:style>
    <style:style style:name="P32" style:family="paragraph" style:parent-style-name="Standard" style:list-style-name="L2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bold" officeooo:rsid="0023bf9d" officeooo:paragraph-rsid="0029252e" style:font-weight-asian="bold" style:font-weight-complex="bold"/>
    </style:style>
    <style:style style:name="P33" style:family="paragraph" style:parent-style-name="Standard" style:list-style-name="L3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bold" officeooo:rsid="0023bf9d" officeooo:paragraph-rsid="0029252e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3bf9d" officeooo:paragraph-rsid="002602d4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3bf9d" officeooo:paragraph-rsid="0027f861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/>
      <style:text-properties fo:font-weight="bold" officeooo:rsid="0023bf9d" officeooo:paragraph-rsid="0029252e" style:font-weight-asian="bold" style:font-weight-complex="bold"/>
    </style:style>
    <style:style style:name="P37" style:family="paragraph" style:parent-style-name="Standard" style:list-style-name="L2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weight="bold" officeooo:rsid="0029252e" officeooo:paragraph-rsid="0029252e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size="12pt" fo:font-weight="bold" officeooo:rsid="0027f861" officeooo:paragraph-rsid="0027f861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size="12pt" fo:font-weight="bold" officeooo:rsid="0027f861" officeooo:paragraph-rsid="002b13d1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size="12pt" fo:font-weight="bold" officeooo:rsid="0027f861" officeooo:paragraph-rsid="002d0d8d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size="12pt" style:text-underline-style="solid" style:text-underline-width="auto" style:text-underline-color="font-color" fo:font-weight="bold" officeooo:rsid="002b13d1" officeooo:paragraph-rsid="002b13d1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2cm" fo:margin-right="0cm" fo:text-align="start" style:justify-single-word="false" fo:text-indent="-0.801cm" style:auto-text-indent="false">
        <style:tab-stops>
          <style:tab-stop style:position="-0.208cm"/>
        </style:tab-stops>
      </style:paragraph-properties>
      <style:text-properties fo:font-size="12pt" style:text-underline-style="solid" style:text-underline-width="auto" style:text-underline-color="font-color" fo:font-weight="bold" officeooo:rsid="002b13d1" officeooo:paragraph-rsid="002d0d8d" style:font-size-asian="14pt" style:font-weight-asian="bold" style:font-size-complex="14pt" style:font-weight-complex="bold"/>
    </style:style>
    <style:style style:name="P43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/>
      <style:text-properties officeooo:paragraph-rsid="0022e454"/>
    </style:style>
    <style:style style:name="P44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-1.499cm" style:auto-text-indent="false" style:page-number="auto">
        <style:tab-stops>
          <style:tab-stop style:position="-0.208cm"/>
        </style:tab-stops>
      </style:paragraph-properties>
      <style:text-properties fo:font-weight="bold" officeooo:rsid="001ed3de" officeooo:paragraph-rsid="0024cbdd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-1.499cm" style:auto-text-indent="false" style:page-number="auto">
        <style:tab-stops>
          <style:tab-stop style:position="-0.208cm"/>
        </style:tab-stops>
      </style:paragraph-properties>
      <style:text-properties fo:font-weight="bold" officeooo:rsid="001ed3de" officeooo:paragraph-rsid="002602d4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1.499cm" fo:margin-right="0cm" fo:text-align="start" style:justify-single-word="false" fo:text-indent="-1.499cm" style:auto-text-indent="false">
        <style:tab-stops>
          <style:tab-stop style:position="-0.208cm"/>
        </style:tab-stops>
      </style:paragraph-properties>
      <style:text-properties fo:font-weight="bold" officeooo:rsid="001ed3de" officeooo:paragraph-rsid="0024cbdd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.499cm" fo:margin-right="0cm" fo:text-align="start" style:justify-single-word="false" fo:text-indent="-1.499cm" style:auto-text-indent="false">
        <style:tab-stops>
          <style:tab-stop style:position="-0.208cm"/>
        </style:tab-stops>
      </style:paragraph-properties>
      <style:text-properties fo:font-weight="bold" officeooo:rsid="001ed3de" officeooo:paragraph-rsid="002602d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98a5" style:font-weight-asian="normal" style:font-weight-complex="normal"/>
    </style:style>
    <style:style style:name="T3" style:family="text">
      <style:text-properties fo:font-weight="normal" officeooo:rsid="0023bf9d" style:font-weight-asian="normal" style:font-weight-complex="normal"/>
    </style:style>
    <style:style style:name="T4" style:family="text">
      <style:text-properties fo:font-weight="normal" officeooo:rsid="0024cbdd" style:font-weight-asian="normal" style:font-weight-complex="normal"/>
    </style:style>
    <style:style style:name="T5" style:family="text">
      <style:text-properties fo:font-weight="normal" officeooo:rsid="002602d4" style:font-weight-asian="normal" style:font-weight-complex="normal"/>
    </style:style>
    <style:style style:name="T6" style:family="text">
      <style:text-properties fo:font-weight="normal" officeooo:rsid="0029252e" style:font-weight-asian="normal" style:font-weight-complex="normal"/>
    </style:style>
    <style:style style:name="T7" style:family="text">
      <style:text-properties fo:font-weight="normal" officeooo:rsid="002ab3bb" style:font-weight-asian="normal" style:font-weight-complex="normal"/>
    </style:style>
    <style:style style:name="T8" style:family="text">
      <style:text-properties fo:font-weight="normal" officeooo:rsid="002b13d1" style:font-weight-asian="normal" style:font-weight-complex="normal"/>
    </style:style>
    <style:style style:name="T9" style:family="text">
      <style:text-properties fo:font-weight="normal" officeooo:rsid="002d0d8d" style:font-weight-asian="normal" style:font-weight-complex="normal"/>
    </style:style>
    <style:style style:name="T10" style:family="text">
      <style:text-properties fo:font-weight="normal" officeooo:rsid="002e8b49" style:font-weight-asian="normal" style:font-weight-complex="normal"/>
    </style:style>
    <style:style style:name="T11" style:family="text">
      <style:text-properties officeooo:rsid="00208552"/>
    </style:style>
    <style:style style:name="T12" style:family="text">
      <style:text-properties officeooo:rsid="002198a5"/>
    </style:style>
    <style:style style:name="T13" style:family="text">
      <style:text-properties officeooo:rsid="0023bf9d"/>
    </style:style>
    <style:style style:name="T14" style:family="text">
      <style:text-properties officeooo:rsid="0024cbdd"/>
    </style:style>
    <style:style style:name="T15" style:family="text">
      <style:text-properties officeooo:rsid="002602d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27f861"/>
    </style:style>
    <style:style style:name="T18" style:family="text">
      <style:text-properties officeooo:rsid="0029252e"/>
    </style:style>
    <style:style style:name="T19" style:family="text">
      <style:text-properties style:text-underline-style="solid" style:text-underline-width="auto" style:text-underline-color="font-color" fo:font-weight="normal" officeooo:rsid="002b13d1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9252e" style:font-weight-asian="normal" style:font-weight-complex="normal"/>
    </style:style>
    <style:style style:name="T22" style:family="text">
      <style:text-properties style:text-underline-style="none" fo:font-weight="normal" officeooo:rsid="002d0d8d" style:font-weight-asian="normal" style:font-weight-complex="normal"/>
    </style:style>
    <style:style style:name="T23" style:family="text">
      <style:text-properties style:text-underline-style="none" fo:font-weight="normal" officeooo:rsid="00303d60" style:font-weight-asian="normal" style:font-weight-complex="normal"/>
    </style:style>
    <style:style style:name="T24" style:family="text">
      <style:text-properties fo:font-size="12pt" style:text-underline-style="solid" style:text-underline-width="auto" style:text-underline-color="font-color" fo:font-weight="bold" officeooo:rsid="002b13d1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Предварительный анализ задач и способы решения</text:span>.</text:p>
      <text:p text:style-name="P1"/>
      <text:p text:style-name="P3">Объект разработки.<text:line-break/><text:tab/><text:span text:style-name="T1">Контроллер телеметрии и управления лабораторным стендом.</text:span></text:p>
      <text:p text:style-name="P3"><text:span text:style-name="T1"><text:line-break/></text:span>Задачи, выполняемые контроллером.</text:p>
      <text:p text:style-name="P12">1. Получение данных <text:span text:style-name="T11">от управляющего сервера </text:span>по сети интернет в виде MQTT- сообщений <text:span text:style-name="T11">через</text:span> брокера сообщений.</text:p>
      <text:p text:style-name="P12">2. Получение данных от измерительных приборов: температура, поток.</text:p>
      <text:p text:style-name="P14">3. Управление исполнительными механизмами <text:span text:style-name="T11">в соответствии с полученными от сервера параметрами и полученными от измерительных приборов данными.</text:span></text:p>
      <text:p text:style-name="P16"><text:span text:style-name="T11">4. Передача полученных от измерительных устройств данных управляющему серверу в виде MQTT- сообщений через брокера сообщений.</text:span></text:p>
      <text:p text:style-name="P15"/>
      <text:p text:style-name="P17">Вс<text:span text:style-name="T12">помогательные задачи.</text:span></text:p>
      <text:list xml:id="list5998243362663901742" text:style-name="L1">
        <text:list-item>
          <text:p text:style-name="P43"><text:span text:style-name="T2">Разрешение имени (URL) хоста управляющего сервера .</text:span></text:p>
        </text:list-item>
        <text:list-item>
          <text:p text:style-name="P18"><text:span text:style-name="T12">Получение реального времени от NTP- сервера и корректировка системного службы <text:s/>реального времени.</text:span></text:p>
        </text:list-item>
        <text:list-item>
          <text:p text:style-name="P19">Вычисление метрологических и статистических данных на основе измеренных параметров системы.</text:p>
        </text:list-item>
      </text:list>
      <text:p text:style-name="P20"/>
      <text:p text:style-name="P27"><text:s/><text:span text:style-name="T13">Контроллер в целом.</text:span></text:p>
      <text:p text:style-name="P27"/>
      <text:p text:style-name="P28">Входные данные</text:p>
      <text:p text:style-name="P28"><text:tab/>1. От управляющего сервера</text:p>
      <text:p text:style-name="P11"><text:tab/>- Темпера<text:span text:style-name="T13">тура выходящей нагревательной (охлаждающей) жидкости.</text:span></text:p>
      <text:p text:style-name="P2"><text:tab/>- <text:span text:style-name="T3">Угол поворота задвижки (вентиля) нагревательного (охлаждающего) контура.</text:span></text:p>
      <text:p text:style-name="P28"><text:tab/>2. <text:span text:style-name="T14">От измерительных датчиков лабораторного стенда.</text:span></text:p>
      <text:p text:style-name="P21">- <text:span text:style-name="T14">Температура входящей </text:span>нагревательной (охлаждающей) жидкости.</text:p>
      <text:p text:style-name="P21">- <text:span text:style-name="T14">Температура выходящей </text:span>нагревательной (охлаждающей) жидкости.</text:p>
      <text:p text:style-name="P4"><text:span text:style-name="T3"><text:tab/></text:span><text:span text:style-name="T2">- </text:span><text:span text:style-name="T4">Угол поворЗота </text:span><text:span text:style-name="T3">задвижки (вентиля) нагревательного (охлаждающего) контура.</text:span></text:p>
      <text:p text:style-name="P44"><text:span text:style-name="T3"><text:tab/>- </text:span><text:span text:style-name="T4">Конечные положения (закрыто - открыто) </text:span><text:span text:style-name="T3">задвижки (вентиля) нагревательного (охлаждающего) контура.</text:span></text:p>
      <text:p text:style-name="P46"><text:span text:style-name="T3"><text:tab/>- </text:span><text:span text:style-name="T4">Расход (поток) </text:span><text:span text:style-name="T3">жидкости нагревательного (охлаждающего) контура.</text:span></text:p>
      <text:p text:style-name="P29"><text:tab/><text:span text:style-name="T14">3</text:span>. <text:span text:style-name="T14">Прочие данные.</text:span></text:p>
      <text:p text:style-name="P22">- <text:span text:style-name="T14">IP адрес, полученный от DNS- сервера, разрешенного имени хоста управляющего сервера.</text:span></text:p>
      <text:p text:style-name="P22">- <text:span text:style-name="T14">Значение реального времени, полученный от NTP- сервера.</text:span></text:p>
      <text:p text:style-name="P22"/>
      <text:p text:style-name="P34">В<text:span text:style-name="T15">ы</text:span>ходные данные</text:p>
      <text:p text:style-name="P34"><text:tab/>1. <text:span text:style-name="T15">На</text:span> управляющ<text:span text:style-name="T15">ий</text:span> сервер</text:p>
      <text:p text:style-name="P25">- <text:span text:style-name="T14">Температура входящей </text:span>нагревательной (охлаждающей) жидкости.</text:p>
      <text:p text:style-name="P25">- <text:span text:style-name="T14">Температура выходящей </text:span>нагревательной (охлаждающей) жидкости.</text:p>
      <text:p text:style-name="P5"><text:span text:style-name="T3"><text:tab/></text:span><text:span text:style-name="T2">- </text:span><text:span text:style-name="T4">Угол поворота </text:span><text:span text:style-name="T3">задвижки (вентиля) нагревательного (охлаждающего) контура.</text:span></text:p>
      <text:p text:style-name="P45"><text:span text:style-name="T3"><text:tab/>- </text:span><text:span text:style-name="T4">Расход (поток) </text:span><text:span text:style-name="T3">жидкости нагревательного (охлаждающего) контура.</text:span></text:p>
      <text:p text:style-name="P47"><text:span text:style-name="T3"><text:tab/>- </text:span><text:span text:style-name="T5">Количество выделенной (поглощенной) тепловой энергии в </text:span><text:span text:style-name="T3">нагревательно</text:span><text:span text:style-name="T5">м</text:span><text:span text:style-name="T3"> (охлаждающе</text:span><text:span text:style-name="T5">м</text:span><text:span text:style-name="T3">) контура </text:span><text:span text:style-name="T5">за секунду (тепловая мощность контура)</text:span><text:span text:style-name="T3">. </text:span></text:p>
      <text:p text:style-name="P47"><text:span text:style-name="T3"><text:tab/>- </text:span><text:span text:style-name="T5">Количество выделенной (поглощенной) тепловой энергии в </text:span><text:span text:style-name="T3">нагревательно</text:span><text:span text:style-name="T5">м</text:span><text:span text:style-name="T3"> (охлаждающе</text:span><text:span text:style-name="T5">м</text:span><text:span text:style-name="T3">) контура </text:span><text:span text:style-name="T5">за сутки (тепловая работа контура)</text:span><text:span text:style-name="T3">.</text:span></text:p>
      <text:p text:style-name="P47"><text:span text:style-name="T3"><text:tab/>- </text:span><text:span text:style-name="T5">Количество выделенной (поглощенной) тепловой энергии в </text:span><text:span text:style-name="T3">нагревательно</text:span><text:span text:style-name="T5">м</text:span><text:span text:style-name="T3"> (охлаждающе</text:span><text:span text:style-name="T5">м</text:span><text:span text:style-name="T3">) контура </text:span><text:span text:style-name="T5">за месяц (тепловая работа контура)</text:span><text:span text:style-name="T3">.</text:span></text:p>
      <text:p text:style-name="P26">- <text:span text:style-name="T15">Метки времени, соответствующие моментам полученных (вычисленных) передаваемых данных</text:span><text:tab/></text:p>
      <text:p text:style-name="P30"/>
      <text:p text:style-name="P35"><text:soft-page-break/><text:tab/>2. <text:span text:style-name="T17">На исполнительные механизмы лабораторного стенда.</text:span></text:p>
      <text:p text:style-name="P24">- <text:span text:style-name="T17">Управляющее напряжение двигателей задвижек </text:span>нагревательного (охлаждающего) контура.</text:p>
      <text:p text:style-name="P24"/>
      <text:p text:style-name="P36"><text:span text:style-name="T18">Обработка </text:span>данны<text:span text:style-name="T18">х</text:span></text:p>
      <text:p text:style-name="P31"><text:tab/></text:p>
      <text:list xml:id="list2654657877121323918" text:style-name="L3">
        <text:list-item>
          <text:p text:style-name="P33"><text:span text:style-name="T6">Декодирование и идентификация MQTT- сообщений (1).</text:span></text:p>
        </text:list-item>
      </text:list>
      <text:list xml:id="list8105576023035446379" text:style-name="L2">
        <text:list-item>
          <text:p text:style-name="P32"><text:span text:style-name="T6">Сортировка декодированных MQTT- сообщений в соответствии с присвоенными идентификаторами (2).</text:span></text:p>
          <text:list>
            <text:list-item>
              <text:p text:style-name="P8"><text:span text:style-name="T1">Формирование <text:s/>информационных и управляющих пакетов данных (</text:span><text:span text:style-name="T8">3</text:span><text:span text:style-name="T1">).</text:span></text:p>
            </text:list-item>
            <text:list-item>
              <text:p text:style-name="P8"><text:span text:style-name="T1">Кодирование в формат внутреннего протокола информационных и управляющих пакетов данных и присваивание им соответствующих идентификаторов для передачи по CAN (</text:span><text:span text:style-name="T8">4</text:span><text:span text:style-name="T1">) .</text:span></text:p>
            </text:list-item>
          </text:list>
        </text:list-item>
        <text:list-item>
          <text:p text:style-name="P37"><text:span text:style-name="T1">Передача <text:s/></text:span><text:span text:style-name="T8">пакетов данных </text:span><text:span text:style-name="T1">по CAN (</text:span><text:span text:style-name="T8">5</text:span><text:span text:style-name="T1">).</text:span></text:p>
        </text:list-item>
        <text:list-item>
          <text:p text:style-name="P37"><text:span text:style-name="T1">Прием </text:span><text:span text:style-name="T8">пакетов данных </text:span><text:span text:style-name="T1">по CAN (</text:span><text:span text:style-name="T8">6</text:span><text:span text:style-name="T1">).</text:span></text:p>
        </text:list-item>
        <text:list-item>
          <text:p text:style-name="P37"><text:span text:style-name="T1">Реакция на полученные сообщения о заданной температуре (</text:span><text:span text:style-name="T8">7</text:span><text:span text:style-name="T1">)</text:span></text:p>
          <text:list>
            <text:list-item>
              <text:p text:style-name="P6"><text:span text:style-name="T1">Реакция на полученные сообщения о заданном положении задвижки (</text:span><text:span text:style-name="T8">8</text:span><text:span text:style-name="T1">)</text:span></text:p>
            </text:list-item>
            <text:list-item>
              <text:p text:style-name="P7"><text:span text:style-name="T1">Расчет действительного положения задвижки на основе полученных от концевых датчиков данных. (</text:span><text:span text:style-name="T8">9</text:span><text:span text:style-name="T1">)</text:span></text:p>
            </text:list-item>
            <text:list-item>
              <text:p text:style-name="P7"><text:span text:style-name="T1">Расчет расхода <text:s/></text:span><text:span text:style-name="T6">нагревательной (охлаждающей) жидкости </text:span><text:span text:style-name="T1">на основе полученных от измерительного механизма данных. (</text:span><text:span text:style-name="T8">10</text:span><text:span text:style-name="T1">)</text:span></text:p>
            </text:list-item>
            <text:list-item>
              <text:p text:style-name="P7"><text:span text:style-name="T6">Реакция на измеренную температуру выходящего потока: расчет положения задвижки </text:span><text:span text:style-name="T1">с учетом измеренного расхода </text:span><text:span text:style-name="T6">нагревательной (охлаждающей) жидкости , расчет и подача управляющего напряжения на привод задвижки (</text:span><text:span text:style-name="T8">11</text:span><text:span text:style-name="T6">)</text:span></text:p>
            </text:list-item>
            <text:list-item>
              <text:p text:style-name="P6"><text:span text:style-name="T1">Расчет затрачиваемой тепловой энергии по полученным измерениям температуры входящего и выходящего потока нагревательной (охлаждающей) жидкости и расхода жидкости. (</text:span><text:span text:style-name="T7">1</text:span><text:span text:style-name="T8">2</text:span><text:span text:style-name="T1">)</text:span></text:p>
            </text:list-item>
            <text:list-item>
              <text:p text:style-name="P6"><text:span text:style-name="T1"><text:s/>Расчет затрачиваемой тепловой работы по полученным измерениям температуры входящего и выходящего потока нагревательной (охлаждающей) жидкости и расхода жидкости. (</text:span><text:span text:style-name="T7">1</text:span><text:span text:style-name="T8">3</text:span><text:span text:style-name="T1">)</text:span></text:p>
            </text:list-item>
            <text:list-item>
              <text:p text:style-name="P7"><text:span text:style-name="T1">Фильтрация принимаемых по CAN пакетов в соответствии с идентификаторами (14).</text:span></text:p>
            </text:list-item>
            <text:list-item>
              <text:p text:style-name="P7"><text:span text:style-name="T1">Кодировка информационных пакетов в MQTT- сообщения для последующей передачи управляющему серверу (15).</text:span></text:p>
            </text:list-item>
            <text:list-item>
              <text:p text:style-name="P7"><text:span text:style-name="T1">Передача MQTT- сообщений управляющему серверу (16).</text:span></text:p>
            </text:list-item>
            <text:list-item>
              <text:p text:style-name="P9"><text:span text:style-name="T1">Расчет текущего положения задвижки на основании полученных от энкодера вала двигателя задвижки данных (17).</text:span></text:p>
            </text:list-item>
            <text:list-item>
              <text:p text:style-name="P9"><text:span text:style-name="T1">Расчет текущего положения задвижки на основании полученных от энкодера механизмам расходомера данных (18).</text:span></text:p>
            </text:list-item>
            <text:list-item>
              <text:p text:style-name="P10"><text:span text:style-name="T1">Коррекция системных часов на основе полученных от NTP- сервера данных (19).</text:span></text:p>
              <text:p text:style-name="P7"><text:span text:style-name="T1"/></text:p>
            </text:list-item>
          </text:list>
        </text:list-item>
      </text:list>
      <text:p text:style-name="P38">Функциональные <text:s/>модули контроллера</text:p>
      <text:p text:style-name="P38"><text:tab/>1. Транслятор (S207)</text:p>
      <text:p text:style-name="P38"/>
      <text:p text:style-name="P38"><text:tab/><text:span text:style-name="T19">Интерфейсы: </text:span></text:p>
      <text:p text:style-name="P38"><text:span text:style-name="T8"><text:tab/><text:tab/>- Ethernet</text:span></text:p>
      <text:p text:style-name="P38"><text:span text:style-name="T8"><text:tab/><text:tab/>- CAN</text:span></text:p>
      <text:p text:style-name="P41"><text:span text:style-name="T20"><text:tab/></text:span><text:span text:style-name="T1">Входные <text:s/>данные:</text:span></text:p>
      <text:p text:style-name="P41"><text:span text:style-name="T20"><text:tab/><text:tab/>- Заданная температура</text:span></text:p>
      <text:p text:style-name="P41"><text:span text:style-name="T20"><text:tab/><text:tab/>- Заданное положение задвижек</text:span></text:p>
      <text:p text:style-name="P41"><text:span text:style-name="T20"><text:tab/><text:tab/>- Текущая температура </text:span><text:span text:style-name="T21">входящего и выходящего потока нагревательной (охлаждающей) жидкости</text:span></text:p>
      <text:p text:style-name="P41"><text:span text:style-name="T21"><text:tab/><text:tab/>- </text:span><text:span text:style-name="T20">Текущий расход </text:span><text:span text:style-name="T21"><text:s/></text:span><text:span text:style-name="T20">(</text:span><text:span text:style-name="T21">поток</text:span><text:span text:style-name="T20">)</text:span><text:span text:style-name="T21"> нагревательной (охлаждающей) жидкости.</text:span><text:span text:style-name="T20"> </text:span></text:p>
      <text:p text:style-name="P41"><text:soft-page-break/><text:span text:style-name="T20"><text:tab/><text:tab/>- Текущее положение задвижек</text:span></text:p>
      <text:p text:style-name="P41"><text:span text:style-name="T20"><text:tab/><text:tab/>- Затраченная тепловая энергия в нагревательном (охлаждающем) контуре в секунду.</text:span></text:p>
      <text:p text:style-name="P41"><text:span text:style-name="T20"><text:tab/><text:tab/>- Затраченная тепловая энергия в нагревательном (охлаждающем) контуре в сутки.</text:span></text:p>
      <text:p text:style-name="P41"><text:span text:style-name="T20"><text:tab/><text:tab/>- Затраченная тепловая энергия в нагревательном (охлаждающем) контуре в месяц.</text:span></text:p>
      <text:p text:style-name="P41"><text:span text:style-name="T20"><text:tab/><text:tab/>- Реальное время.</text:span></text:p>
      <text:p text:style-name="P41"><text:span text:style-name="T20"><text:tab/></text:span><text:span text:style-name="T1">Выходные <text:s/>данные:</text:span></text:p>
      <text:p text:style-name="P41"><text:span text:style-name="T20"><text:tab/><text:tab/>- Заданная температура</text:span></text:p>
      <text:p text:style-name="P41"><text:span text:style-name="T20"><text:tab/><text:tab/>- Заданное положение задвижек</text:span></text:p>
      <text:p text:style-name="P41"><text:span text:style-name="T20"><text:tab/><text:tab/>- Текущая температура </text:span><text:span text:style-name="T21">входящего и выходящего потока нагревательной (охлаждающей) жидкости</text:span></text:p>
      <text:p text:style-name="P41"><text:span text:style-name="T21"><text:tab/><text:tab/>- </text:span><text:span text:style-name="T20">Текущий расход </text:span><text:span text:style-name="T21"><text:s/></text:span><text:span text:style-name="T20">(</text:span><text:span text:style-name="T21">поток</text:span><text:span text:style-name="T20">)</text:span><text:span text:style-name="T21"> нагревательной (охлаждающей) жидкости.</text:span><text:span text:style-name="T20"> </text:span></text:p>
      <text:p text:style-name="P41"><text:span text:style-name="T20"><text:tab/><text:tab/>- Текущее положение задвижек</text:span></text:p>
      <text:p text:style-name="P41"><text:span text:style-name="T20"><text:tab/><text:tab/>- Затраченная тепловая энергия в нагревательном (охлаждающем) контуре в секунду.</text:span></text:p>
      <text:p text:style-name="P41"><text:span text:style-name="T20"><text:tab/><text:tab/>- Затраченная тепловая энергия в нагревательном (охлаждающем) контуре в сутки.</text:span></text:p>
      <text:p text:style-name="P41"><text:span text:style-name="T20"><text:tab/><text:tab/>- Затраченная тепловая энергия в нагревательном (охлаждающем) контуре в месяц.</text:span></text:p>
      <text:p text:style-name="P41"><text:span text:style-name="T20"><text:tab/><text:tab/>- Реальное время.</text:span></text:p>
      <text:p text:style-name="P41"><text:span text:style-name="T20"/></text:p>
      <text:p text:style-name="P41"><text:span text:style-name="T20"><text:tab/></text:span><text:span text:style-name="T1">Выполняемые функции:</text:span></text:p>
      <text:p text:style-name="P41"><text:span text:style-name="T20"><text:tab/><text:tab/>(1), (2), (3), (4), (5), (6), (14), (15), (16), </text:span><text:span text:style-name="T23">(19)</text:span><text:span text:style-name="T20">.</text:span></text:p>
      <text:p text:style-name="P41"><text:span text:style-name="T20"/></text:p>
      <text:p text:style-name="P41"><text:span text:style-name="T20"/></text:p>
      <text:p text:style-name="P38"><text:tab/>2. Термосчетчик (RTS)</text:p>
      <text:p text:style-name="P38"/>
      <text:p text:style-name="P39"><text:tab/><text:span text:style-name="T19">Интерфейсы: </text:span></text:p>
      <text:p text:style-name="P40"><text:span text:style-name="T8"><text:tab/><text:tab/>- CAN, </text:span></text:p>
      <text:p text:style-name="P40"><text:span text:style-name="T8"><text:tab/><text:tab/>- GPIO, </text:span></text:p>
      <text:p text:style-name="P40"><text:span text:style-name="T8"><text:tab/><text:tab/>- 1-WIRE.</text:span></text:p>
      <text:p text:style-name="P41"><text:span text:style-name="T20"><text:tab/></text:span><text:span text:style-name="T1">Входные <text:s/>данные:</text:span></text:p>
      <text:p text:style-name="P41"><text:span text:style-name="T20"><text:tab/><text:tab/>- Заданная температура</text:span></text:p>
      <text:p text:style-name="P41"><text:span text:style-name="T20"><text:tab/><text:tab/>- Текущая температура </text:span><text:span text:style-name="T21">входящего и выходящего потока нагревательной (охлаждающей) жидкости</text:span></text:p>
      <text:p text:style-name="P41"><text:span text:style-name="T21"><text:tab/><text:tab/>- </text:span><text:span text:style-name="T20">Текущий расход </text:span><text:span text:style-name="T21"><text:s/></text:span><text:span text:style-name="T20">(</text:span><text:span text:style-name="T21">поток</text:span><text:span text:style-name="T20">)</text:span><text:span text:style-name="T21"> нагревательной (охлаждающей) жидкости.</text:span><text:span text:style-name="T20"> </text:span></text:p>
      <text:p text:style-name="P41"><text:span text:style-name="T20"><text:tab/><text:tab/>- Текущее </text:span><text:span text:style-name="T22">состояние концевых датчиков задвижек.</text:span></text:p>
      <text:p text:style-name="P41"><text:span text:style-name="T22"><text:tab/><text:tab/>- Импульсы энкодера вала двигателя задвижки.</text:span></text:p>
      <text:p text:style-name="P41"><text:span text:style-name="T20"><text:tab/><text:tab/>- Реальное время.</text:span></text:p>
      <text:p text:style-name="P41"><text:span text:style-name="T20"><text:tab/></text:span><text:span text:style-name="T1">Выходные <text:s/>данные:</text:span></text:p>
      <text:p text:style-name="P41"><text:span text:style-name="T20"><text:tab/><text:tab/>- Текущая температура </text:span><text:span text:style-name="T21">входящего и выходящего потока нагревательной (охлаждающей) жидкости</text:span></text:p>
      <text:p text:style-name="P41"><text:span text:style-name="T21"><text:tab/><text:tab/>- </text:span><text:span text:style-name="T20">Текущий расход </text:span><text:span text:style-name="T21"><text:s/></text:span><text:span text:style-name="T20">(</text:span><text:span text:style-name="T21">поток</text:span><text:span text:style-name="T20">)</text:span><text:span text:style-name="T21"> нагревательной (охлаждающей) жидкости.</text:span><text:span text:style-name="T20"> </text:span></text:p>
      <text:p text:style-name="P42"><text:span text:style-name="T20"><text:tab/><text:tab/>- Т</text:span><text:span text:style-name="T22">ребуемое</text:span><text:span text:style-name="T20"> положение задвижек</text:span></text:p>
      <text:p text:style-name="P42"><text:span text:style-name="T20"><text:tab/><text:tab/>- Затраченная тепловая энергия в нагревательном (охлаждающем) контуре в секунду.</text:span></text:p>
      <text:p text:style-name="P42"><text:span text:style-name="T20"><text:tab/><text:tab/>- Затраченная тепловая энергия в нагревательном (охлаждающем) контуре в сутки.</text:span></text:p>
      <text:p text:style-name="P42"><text:span text:style-name="T20"><text:tab/><text:tab/>- Затраченная тепловая энергия в нагревательном (охлаждающем) контуре в месяц.</text:span></text:p>
      <text:p text:style-name="P42"><text:span text:style-name="T20"/></text:p>
      <text:p text:style-name="P41"><text:span text:style-name="T20"><text:tab/></text:span><text:span text:style-name="T1">Выполняемые функции:</text:span></text:p>
      <text:p text:style-name="P41"><text:span text:style-name="T20"><text:tab/><text:tab/> (3), (4), (5), (6), </text:span><text:span text:style-name="T22">(7), (9), (10), (11), (12), (13),</text:span><text:span text:style-name="T20"> (14), </text:span><text:span text:style-name="T22">(18)</text:span><text:span text:style-name="T20">.</text:span></text:p>
      <text:p text:style-name="P41"><text:span text:style-name="T20"/></text:p>
      <text:p text:style-name="P41"><text:span text:style-name="T20"/></text:p>
      <text:p text:style-name="P38"><text:soft-page-break/><text:tab/>3. Задвижка (IV)</text:p>
      <text:p text:style-name="P38"/>
      <text:p text:style-name="P40"><text:tab/><text:span text:style-name="T19">Интерфейсы: </text:span></text:p>
      <text:p text:style-name="P40"><text:span text:style-name="T8"><text:tab/><text:tab/>- CAN</text:span></text:p>
      <text:p text:style-name="P40"><text:span text:style-name="T8"><text:tab/><text:tab/>- </text:span><text:span text:style-name="T9">Выходные каналы т</text:span><text:span text:style-name="T10">а</text:span><text:span text:style-name="T9">ймеров ( TIM CH, CHN )</text:span></text:p>
      <text:p text:style-name="P40"><text:span text:style-name="T9"><text:tab/><text:tab/>- GPIO</text:span></text:p>
      <text:p text:style-name="P42"><text:span text:style-name="T20"><text:tab/></text:span><text:span text:style-name="T1">Входные <text:s/>данные:</text:span></text:p>
      <text:p text:style-name="P42"><text:span text:style-name="T20"><text:tab/><text:tab/>- Заданное положение задвижек</text:span></text:p>
      <text:p text:style-name="P42"><text:span text:style-name="T20"/></text:p>
      <text:p text:style-name="P42"><text:span text:style-name="T20"><text:tab/></text:span><text:span text:style-name="T1">Выходные <text:s/>данные:</text:span></text:p>
      <text:p text:style-name="P42"><text:span text:style-name="T20"><text:tab/><text:tab/>- Текущее положение задвижек</text:span></text:p>
      <text:p text:style-name="P42"><text:span text:style-name="T20"><text:tab/><text:tab/>- </text:span><text:span text:style-name="T22">Управляющее напряжение двигателя задвижки <text:s/>с ШИМ.</text:span></text:p>
      <text:p text:style-name="P42"><text:span text:style-name="T20"/></text:p>
      <text:p text:style-name="P42"><text:span text:style-name="T20"><text:tab/></text:span><text:span text:style-name="T1">Выполняемые функции:</text:span></text:p>
      <text:p text:style-name="P42"><text:span text:style-name="T20"><text:tab/><text:tab/> (3), (4), (5), (6), </text:span><text:span text:style-name="T22">(8), </text:span><text:span text:style-name="T20">(14), </text:span><text:span text:style-name="T22">(17)</text:span><text:span text:style-name="T20">.</text:span></text:p>
      <text:p text:style-name="P4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5cm" fo:margin-bottom="1.62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1:17:17.938889531</meta:creation-date>
    <dc:date>2016-07-28T00:34:26.660074538</dc:date>
    <meta:editing-duration>PT3M58S</meta:editing-duration>
    <meta:editing-cycles>3</meta:editing-cycles>
    <meta:generator>LibreOffice/4.4.5.2$Linux_X86_64 LibreOffice_project/40m0$Build-2</meta:generator>
    <meta:document-statistic meta:table-count="0" meta:image-count="0" meta:object-count="0" meta:page-count="4" meta:paragraph-count="119" meta:word-count="857" meta:character-count="6854" meta:non-whitespace-character-count="5985"/>
  </office:meta>
</office:document-meta>
</file>